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
      <text:h text:style-name="Heading_20_2" text:outline-level="2">Capítulo X – <text:span text:style-name="Strong_20_Emphasis">El Mercado de las Apariencias</text:span></text:h>
      <text:h text:style-name="Heading_20_3" text:outline-level="3">1. Resolución (inicio del capítulo)</text:h>
      <text:p text:style-name="Text_20_body">Tras salir de los pasadizos del castillo del mago, Elara camina durante horas hasta que, al amanecer, ve a lo lejos los tejados irregulares de un pueblo envuelto en bruma. A medida que se acerca, el olor a pan horneado, flores frescas y especias inunda el aire. Ha llegado a <text:span text:style-name="Strong_20_Emphasis">Lluviara</text:span>, un pueblo animado por su gran mercado.</text:p>
      <text:h text:style-name="Heading_20_3" text:outline-level="3">2. Desarrollo – El mercado de Lluviara</text:h>
      <text:p text:style-name="Text_20_body">El mercado bulle de vida. Carretas de frutas, puestos de tejidos, voces que gritan precios, risas de niños, músicos que improvisan melodías. Elara, hambrienta y cansada, se deja envolver por la energía del lugar. No sabe que, en Lluviara, <text:span text:style-name="Strong_20_Emphasis">nada es lo que parece</text:span>.</text:p>
      <text:h text:style-name="Heading_20_4" text:outline-level="4">La niña de las flores</text:h>
      <text:p text:style-name="Text_20_body">Entre la multitud, una niña hermosa, de unos siete años, se le acerca con una canasta de flores y una sonrisa encantadora. Sus ojos azules, su piel clara, su voz dulce. Pide ayuda con urgencia. Le cuenta que una mujer malvada, la vendedora de pan, quiere atraparla al caer la noche. “Es una bruja”, susurra. “Se alimenta de niños buenos. Si no haces algo… me comerá”.</text:p>
      <text:p text:style-name="Text_20_body">Elara se siente conmovida. La inocencia de la niña la desarma. Promete protegerla. Juntas planean una forma de “neutralizar” a la bruja antes del anochecer.</text:p>
      <text:h text:style-name="Heading_20_4" text:outline-level="4">La vendedora de pan</text:h>
      <text:p text:style-name="Text_20_body">Elara observa a la mujer. Es vieja, tiene la piel arrugada, ojos hundidos, voz grave. Su mirada severa le causa un escalofrío. Cada gesto suyo parece confirmar la historia de la niña. Elara se acerca a ella fingiendo interés en sus productos y aprovecha un descuido para empujarla dentro de su casa y bloquear la puerta con una pesada tabla.</text:p>
      <text:p text:style-name="Text_20_body">La vieja no se resiste. Solo dice con calma: “Ten cuidado, hija. A veces el corazón se confunde con los ojos”.</text:p>
      <text:h text:style-name="Heading_20_4" text:outline-level="4">El vendedor de antigüedades</text:h>
      <text:p text:style-name="Text_20_body">Más tarde, Elara pasa frente a un puesto abarrotado de objetos oxidados, libros antiguos, monedas extrañas. Detrás del mostrador, un hombre gordo, maloliente, de aspecto rudo y voz chillona. Intenta venderle un espejo antiguo. Elara desconfía: piensa que es un estafador. Sin embargo, algo la empuja a comprar el espejo.</text:p>
      <text:p text:style-name="Text_20_body">Lo guarda sin mirarlo, apurada por ayudar a la niña.</text:p>
      <text:h text:style-name="Heading_20_4" text:outline-level="4"><text:soft-page-break/>El joven ladrón</text:h>
      <text:p text:style-name="Text_20_body">En una esquina, un joven flaco y desaliñado la observa. Cuando ella pasa cerca, él le murmura:<text:line-break/>—Si vas a salir del pueblo, toma el camino largo. El corto está… lleno de sombras.<text:line-break/>Elara lo ignora. Está concentrada en proteger a la niña.</text:p>
      <text:h text:style-name="Heading_20_3" text:outline-level="3">3. Clímax – La verdad reflejada</text:h>
      <text:p text:style-name="Text_20_body">Cuando el sol empieza a caer, Elara se encuentra con la niña en la plaza. Preparan una trampa para asegurarse de que la bruja no escape. Pero mientras caminan, Elara saca el espejo por casualidad… y ve que el reflejo no coincide.</text:p>
      <text:p text:style-name="Text_20_body">Donde está la niña, el espejo muestra a una criatura deformada, de piel marchita y ojos de fuego. Elara retrocede. Mira a la niña. Vuelve al espejo. La imagen no cambia.</text:p>
      <text:p text:style-name="Text_20_body">Comprende, horrorizada, que ha sido engañada.</text:p>
      <text:p text:style-name="Text_20_body">Corre hacia la casa de la vendedora de pan, rompe la tabla, entra. La anciana está apenas consciente, el rostro golpeado. Elara logra salvarla justo antes de que la “niña” aparezca, revelando su verdadera forma: una vieja bruja alimentada por el sufrimiento de las personas buenas.</text:p>
      <text:p text:style-name="Text_20_body">Elara y la anciana logran ahuyentarla con ayuda del espejo, que brilla como un faro al mostrar la verdad. La criatura huye entre gritos, desvaneciéndose en la sombra.</text:p>
      <text:p text:style-name="Text_20_body">La anciana la perdona sin rencor. Le entrega un pedazo de pan y le dice:<text:line-break/>—Cuando el corazón juzga antes que los ojos, la verdad se vuelve invisible.</text:p>
      <text:h text:style-name="Heading_20_3" text:outline-level="3">4. Desenlace – La elección final</text:h>
      <text:p text:style-name="Text_20_body">Elara se despide del pueblo. Frente a ella, dos caminos. Uno corto, que atraviesa el bosque. Uno largo, que rodea la montaña. El joven ladrón aparece nuevamente.<text:line-break/>—Te lo dije, el camino largo es mejor —insiste—. El otro está lleno de trampas.</text:p>
      <text:p text:style-name="Text_20_body">Elara, aún con el orgullo herido, piensa que esta vez sabrá cuidarse. Cree que ya aprendió la lección. Toma el <text:span text:style-name="Strong_20_Emphasis">camino corto</text:span>.</text:p>
      <text:p text:style-name="Text_20_body">Al final del sendero, una niebla espesa desciende. El suelo desaparece bajo sus pies. Elara cae en una trampa invisible, rodeada de oscuridad.</text:p>
      <text:h text:style-name="Heading_20_3" text:outline-level="3">5. Cliffhanger</text:h>
      <text:p text:style-name="Text_20_body">Silencio.<text:line-break/>Oscuridad total.<text:line-break/>Una voz susurra, esta vez desde dentro de su propia mente:<text:line-break/>—¿Y si sigues viendo solo lo que deseas ver?</text:p>
      <text:p text:style-name="Horizontal_20_Line"/>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9T09:42:34.778000000</meta:creation-date>
    <dc:date>2025-04-19T09:48:22.241000000</dc:date>
    <meta:editing-duration>PT5M48S</meta:editing-duration>
    <meta:editing-cycles>1</meta:editing-cycles>
    <meta:document-statistic meta:table-count="0" meta:image-count="0" meta:object-count="0" meta:page-count="2" meta:paragraph-count="29" meta:word-count="715" meta:character-count="4113" meta:non-whitespace-character-count="3424"/>
    <meta:generator>LibreOffice/7.3.5.2$Windows_X86_64 LibreOffice_project/184fe81b8c8c30d8b5082578aee2fed2ea847c01</meta:generator>
  </office:meta>
</office:document-meta>
</file>